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e25" officeooo:paragraph-rsid="00077e25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77e25" officeooo:paragraph-rsid="00077e25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77e25" officeooo:paragraph-rsid="00077e25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095eb6" officeooo:paragraph-rsid="00077e25"/>
    </style:style>
    <style:style style:name="P5" style:family="paragraph" style:parent-style-name="Standard" style:list-style-name="L1">
      <style:text-properties officeooo:rsid="00077e25" officeooo:paragraph-rsid="00077e25"/>
    </style:style>
    <style:style style:name="P6" style:family="paragraph" style:parent-style-name="Standard">
      <style:text-properties officeooo:rsid="00095eb6" officeooo:paragraph-rsid="00077e25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Proche et le Moyen-Orient</text:p>
      <text:p text:style-name="P3">Un foyer de conflits depuis 1945</text:p>
      <text:p text:style-name="P1"/>
      <text:p text:style-name="P1"/>
      <text:list xml:id="list2890438587869448082" text:style-name="L1">
        <text:list-item>
          <text:p text:style-name="P5">Proche-Orient : Régions orientales du bassin méditerranéen, de la Turquie à l’Égypte. </text:p>
          <text:list>
            <text:list-item>
              <text:p text:style-name="P5">Expression employée par les diplomates français dès la fin du XIX<text:span text:style-name="T1">e</text:span> siècle. </text:p>
            </text:list-item>
          </text:list>
        </text:list-item>
        <text:list-item>
          <text:p text:style-name="P5">Moyen-Orient : Zone médiane entre Poche et Extrême Orient, centré sur le Golfe persique. S’étend du sud de la Caucase à la péninsule arabique, incluant aussi l’Égypte. </text:p>
          <text:list>
            <text:list-item>
              <text:p text:style-name="P5">Expression employée et imposée par les Anglo-saxons dès le début du XX<text:span text:style-name="T1">e</text:span> siècle. 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58:59.958000000</meta:creation-date>
    <dc:date>2019-05-10T13:57:23.774000000</dc:date>
    <meta:editing-duration>PT48M53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6" meta:word-count="79" meta:character-count="473" meta:non-whitespace-character-count="400"/>
  </office:meta>
</office:document-meta>
</file>